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1" svg:font-family="'Times New Roman'"/>
    <style:font-face style:name="sans-serif" svg:font-family="sans-serif"/>
    <style:font-face style:name="Times New Roman" svg:font-family="'Times New Roman'" style:font-family-generic="roman" style:font-pitch="variable"/>
    <style:font-face style:name="Alien League" svg:font-family="'Alien League'"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Text_20_body">
      <style:paragraph-properties fo:margin-left="0.529cm" fo:margin-right="0.132cm" fo:margin-top="0cm" fo:margin-bottom="0cm" fo:orphans="2" fo:widows="2" fo:text-indent="0cm" style:auto-text-indent="false"/>
      <style:text-properties fo:font-variant="normal" fo:text-transform="none" fo:color="#000000" style:font-name="Times New Roman1" fo:font-size="14pt" fo:letter-spacing="normal" fo:language="en" fo:country="US" fo:font-style="normal" fo:font-weight="normal"/>
    </style:style>
    <style:style style:name="P3" style:family="paragraph" style:parent-style-name="Text_20_body" style:list-style-name="L1">
      <style:paragraph-properties fo:margin-left="0.529cm" fo:margin-right="0.132cm" fo:margin-top="0cm" fo:margin-bottom="0cm" fo:orphans="2" fo:widows="2" fo:text-indent="0cm" style:auto-text-indent="false"/>
      <style:text-properties fo:font-variant="normal" fo:text-transform="none" fo:color="#000000" style:font-name="Times New Roman1" fo:font-size="14pt" fo:letter-spacing="normal" fo:language="en" fo:country="US" fo:font-style="normal" fo:font-weight="normal"/>
    </style:style>
    <style:style style:name="P4" style:family="paragraph" style:parent-style-name="Text_20_body" style:list-style-name="L2">
      <style:paragraph-properties fo:margin-left="0.529cm" fo:margin-right="0.132cm" fo:margin-top="0cm" fo:margin-bottom="0cm" fo:orphans="2" fo:widows="2" fo:text-indent="0cm" style:auto-text-indent="false"/>
      <style:text-properties fo:font-variant="normal" fo:text-transform="none" fo:color="#000000" style:font-name="Times New Roman1" fo:font-size="14pt" fo:letter-spacing="normal" fo:language="en" fo:country="US" fo:font-style="normal" fo:font-weight="normal"/>
    </style:style>
    <style:style style:name="P5" style:family="paragraph" style:parent-style-name="Text_20_body">
      <style:paragraph-properties fo:margin-left="0.529cm" fo:margin-right="0.132cm" fo:margin-top="0cm" fo:margin-bottom="0cm" fo:orphans="2" fo:widows="2" fo:text-indent="0cm" style:auto-text-indent="false"/>
      <style:text-properties fo:font-variant="normal" fo:text-transform="none" fo:color="#000000" style:font-name="Times New Roman1" fo:font-size="12pt" fo:letter-spacing="normal" fo:language="en" fo:country="US" fo:font-style="normal" fo:font-weight="normal" officeooo:paragraph-rsid="0008eb31" style:font-size-asian="12pt" style:font-size-complex="12pt"/>
    </style:style>
    <style:style style:name="P6" style:family="paragraph" style:parent-style-name="Text_20_body">
      <style:paragraph-properties fo:margin-left="0.529cm" fo:margin-right="0.132cm" fo:margin-top="0cm" fo:margin-bottom="0cm" fo:text-indent="0cm" style:auto-text-indent="false"/>
      <style:text-properties fo:font-variant="normal" fo:text-transform="none" fo:color="#000000" style:font-name="Times New Roman1" fo:font-size="12pt" fo:letter-spacing="normal" fo:language="en" fo:country="US" fo:font-style="normal" fo:font-weight="normal" officeooo:paragraph-rsid="0008eb31" style:font-size-asian="12pt" style:font-size-complex="12pt"/>
    </style:style>
    <style:style style:name="P7" style:family="paragraph" style:parent-style-name="Text_20_body">
      <style:paragraph-properties fo:margin-left="0.529cm" fo:margin-right="0.132cm" fo:margin-top="0cm" fo:margin-bottom="0cm" fo:orphans="2" fo:widows="2" fo:text-indent="0cm" style:auto-text-indent="false"/>
      <style:text-properties fo:font-variant="normal" fo:text-transform="none" fo:color="#f90000" style:font-name="sans-serif" fo:font-size="12.75pt" fo:letter-spacing="normal" fo:language="en" fo:country="US" fo:font-style="normal" fo:font-weight="bold"/>
    </style:style>
    <style:style style:name="P8" style:family="paragraph" style:parent-style-name="Text_20_body">
      <style:paragraph-properties fo:margin-left="0.529cm" fo:margin-right="0.132cm" fo:margin-top="0cm" fo:margin-bottom="0cm" fo:text-indent="0cm" style:auto-text-indent="false"/>
      <style:text-properties fo:language="en" fo:country="US"/>
    </style:style>
    <style:style style:name="P9" style:family="paragraph" style:parent-style-name="Text_20_body">
      <style:paragraph-properties fo:margin-left="0.529cm" fo:margin-right="0.132cm" fo:margin-top="0cm" fo:margin-bottom="0cm" fo:text-indent="0cm" style:auto-text-indent="false"/>
      <style:text-properties fo:language="en" fo:country="US" officeooo:paragraph-rsid="0008eb31"/>
    </style:style>
    <style:style style:name="P10" style:family="paragraph" style:parent-style-name="Text_20_body">
      <style:paragraph-properties fo:margin-left="0.529cm" fo:margin-right="0.132cm" fo:margin-top="0cm" fo:margin-bottom="0cm" fo:text-indent="0cm" style:auto-text-indent="false"/>
      <style:text-properties fo:font-size="12pt" fo:language="en" fo:country="US" officeooo:paragraph-rsid="0008eb31" style:font-size-asian="12pt" style:font-size-complex="12pt"/>
    </style:style>
    <style:style style:name="P11" style:family="paragraph" style:parent-style-name="Heading_20_2">
      <style:paragraph-properties fo:margin-left="0.529cm" fo:margin-right="0.132cm" fo:margin-top="0cm" fo:margin-bottom="0cm" fo:orphans="2" fo:widows="2" fo:text-indent="0cm" style:auto-text-indent="false"/>
      <style:text-properties fo:font-variant="normal" fo:text-transform="none" fo:color="#f90000" style:font-name="sans-serif" fo:font-size="12.75pt" fo:letter-spacing="normal" fo:language="en" fo:country="US" fo:font-style="normal" fo:font-weight="bold"/>
    </style:style>
    <style:style style:name="P12" style:family="paragraph" style:parent-style-name="Heading_20_1">
      <style:text-properties fo:color="#f90000" style:font-name="sans-serif" fo:font-size="15pt" fo:language="en" fo:country="US" fo:font-weight="bold"/>
    </style:style>
    <style:style style:name="T1" style:family="text">
      <style:text-properties officeooo:rsid="0008695f"/>
    </style:style>
    <style:style style:name="T2" style:family="text">
      <style:text-properties fo:color="#0000ff" officeooo:rsid="0008695f"/>
    </style:style>
    <style:style style:name="T3" style:family="text">
      <style:text-properties officeooo:rsid="0008eb3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Questions and Exercises: Object-Oriented Programming Concepts</text:h>
      <text:section text:style-name="Sect1" text:name="PageContent">
        <text:h text:style-name="P11" text:outline-level="2">Questions</text:h>
        <text:list xml:id="list1008825656" text:style-name="L1">
          <text:list-item>
            <text:p text:style-name="P3">Real-world objects contain <text:span text:style-name="T2">state</text:span> and <text:span text:style-name="T2">behavior</text:span><text:span text:style-name="T1">.</text:span></text:p>
          </text:list-item>
          <text:list-item>
            <text:p text:style-name="P3">A software object's state is stored in <text:span text:style-name="T2">fields of class</text:span>.</text:p>
          </text:list-item>
          <text:list-item>
            <text:p text:style-name="P3">A software object's behavior is exposed through <text:span text:style-name="T2">methods of a class</text:span>.</text:p>
          </text:list-item>
          <text:list-item>
            <text:p text:style-name="P3">Hiding internal data from the outside world, and accessing it only through publicly exposed methods is known as data <text:span text:style-name="T2">encapsulation</text:span>.</text:p>
          </text:list-item>
          <text:list-item>
            <text:p text:style-name="P3">A blueprint for a software object is called a <text:span text:style-name="T2">class</text:span>.</text:p>
          </text:list-item>
          <text:list-item>
            <text:p text:style-name="P3">Common behavior can be defined in a <text:span text:style-name="T2">superclass</text:span> and inherited into a <text:span text:style-name="T2">subclass</text:span> using the <text:span text:style-name="T2">extends</text:span> keyword.</text:p>
          </text:list-item>
          <text:list-item>
            <text:p text:style-name="P3">A collection of methods with no implementation is called an <text:span text:style-name="T2">interface</text:span>.</text:p>
          </text:list-item>
          <text:list-item>
            <text:p text:style-name="P3">A namespace that organizes classes and interfaces by functionality is called a <text:span text:style-name="T2">package</text:span>.</text:p>
          </text:list-item>
          <text:list-item>
            <text:p text:style-name="P3">The term API stands for <text:span text:style-name="T2">application program interface</text:span>?</text:p>
          </text:list-item>
        </text:list>
        <text:h text:style-name="P11" text:outline-level="2">Exercises</text:h>
        <text:p text:style-name="P7"/>
        <text:list xml:id="list1323116437" text:style-name="L2">
          <text:list-item>
            <text:p text:style-name="P4">Create new classes for each real-world object that you observed at the beginning of this trail. Refer to the Bicycle class if you forget the required syntax.</text:p>
          </text:list-item>
        </text:list>
        <text:p text:style-name="P2"/>
        <text:p text:style-name="P5"><text:span text:style-name="T3">public class bicicleta_montaña extends Bicycle</text:span></text:p>
        <text:p text:style-name="P5"><text:span text:style-name="T3">{</text:span></text:p>
        <text:p text:style-name="P5"><text:span text:style-name="T3"><text:s text:c="4"/>int plato=0;</text:span></text:p>
        <text:p text:style-name="P5"><text:span text:style-name="T3"/></text:p>
        <text:p text:style-name="P5"><text:span text:style-name="T3"><text:s text:c="4"/>void changePlato(int Nvalor)</text:span></text:p>
        <text:p text:style-name="P5"><text:span text:style-name="T3"><text:s text:c="4"/>{</text:span></text:p>
        <text:p text:style-name="P5"><text:span text:style-name="T3"><text:s text:c="8"/>plato=Nvalor;</text:span></text:p>
        <text:p text:style-name="P5"><text:span text:style-name="T3"><text:s text:c="4"/>}</text:span></text:p>
        <text:p text:style-name="P5"><text:span text:style-name="T3">}</text:span></text:p>
        <text:p text:style-name="P5"><text:span text:style-name="T3"/></text:p>
        <text:p text:style-name="P5"><text:span text:style-name="T3">public class tandem extends Bicycle</text:span></text:p>
        <text:p text:style-name="P5"><text:span text:style-name="T3">{</text:span></text:p>
        <text:p text:style-name="P5"><text:span text:style-name="T3"><text:s text:c="4"/>int num_asientos=2;</text:span></text:p>
        <text:p text:style-name="P5"><text:span text:style-name="T3"><text:s text:c="4"/>int pedales=2;</text:span></text:p>
        <text:p text:style-name="P5"><text:span text:style-name="T3"><text:s text:c="4"/>int num_manillares=2;</text:span></text:p>
        <text:p text:style-name="P5"><text:span text:style-name="T3"><text:s text:c="4"/></text:span></text:p>
        <text:p text:style-name="P5"><text:span text:style-name="T3"><text:s text:c="4"/></text:span></text:p>
        <text:p text:style-name="P5"><text:span text:style-name="T3"><text:s text:c="4"/>void change_num_asientos_pedales_manillares(int NValor)</text:span></text:p>
        <text:p text:style-name="P5"><text:span text:style-name="T3"><text:s text:c="4"/>{</text:span></text:p>
        <text:p text:style-name="P5"><text:span text:style-name="T3"><text:s text:c="8"/>num_asientos=NValor; pedales=NValor; num_manillares=NValor;</text:span></text:p>
        <text:p text:style-name="P5"><text:span text:style-name="T3"><text:s text:c="4"/>}</text:span></text:p>
        <text:p text:style-name="P5"><text:span text:style-name="T3">}</text:span></text:p>
        <text:p text:style-name="P5"><text:span text:style-name="T3"><text:s text:c="4"/></text:span></text:p>
        <text:p text:style-name="P2"/>
        <text:p text:style-name="P2"/>
        <text:p text:style-name="P2"/>
        <text:p text:style-name="P2"><text:soft-page-break/></text:p>
        <text:list xml:id="list833601142" text:continue-numbering="true" text:style-name="L2">
          <text:list-item>
            <text:p text:style-name="P4">For each new class that you've created above, create an interface that defines its behavior, then require your class to implement it. Omit one or two methods and try compiling. What does the error look like?</text:p>
          </text:list-item>
        </text:list>
        <text:p text:style-name="P8"><text:line-break/></text:p>
        <text:p text:style-name="P9"><text:span text:style-name="T3"/></text:p>
        <text:p text:style-name="P10"><text:span text:style-name="T3">interface tandem</text:span></text:p>
        <text:p text:style-name="P10"><text:span text:style-name="T3">{</text:span></text:p>
        <text:p text:style-name="P10"><text:span text:style-name="T3"><text:s text:c="4"/>void changeCadence(int newValue);</text:span></text:p>
        <text:p text:style-name="P10"><text:span text:style-name="T3"/></text:p>
        <text:p text:style-name="P10"><text:span text:style-name="T3"><text:s text:c="4"/>void changeGear(int newValue);</text:span></text:p>
        <text:p text:style-name="P10"><text:span text:style-name="T3"/></text:p>
        <text:p text:style-name="P10"><text:span text:style-name="T3"><text:s text:c="4"/>void speedUp(int increment);</text:span></text:p>
        <text:p text:style-name="P10"><text:span text:style-name="T3"/></text:p>
        <text:p text:style-name="P10"><text:span text:style-name="T3"><text:s text:c="4"/>void applyBrakes(int decrement);</text:span></text:p>
        <text:p text:style-name="P10"><text:span text:style-name="T3">}</text:span></text:p>
        <text:p text:style-name="P10"><text:span text:style-name="T3"/></text:p>
        <text:p text:style-name="P10"><text:span text:style-name="T3">interface bicicleta_montaña</text:span></text:p>
        <text:p text:style-name="P10"><text:span text:style-name="T3">{</text:span></text:p>
        <text:p text:style-name="P10"><text:span text:style-name="T3"><text:s text:c="4"/>void changeCadence(int newValue);</text:span></text:p>
        <text:p text:style-name="P10"><text:span text:style-name="T3"/></text:p>
        <text:p text:style-name="P10"><text:span text:style-name="T3"><text:s text:c="4"/>void changeGear(int newValue);</text:span></text:p>
        <text:p text:style-name="P10"><text:span text:style-name="T3"/></text:p>
        <text:p text:style-name="P10"><text:span text:style-name="T3"><text:s text:c="4"/>void speedUp(int increment);</text:span></text:p>
        <text:p text:style-name="P10"><text:span text:style-name="T3"/></text:p>
        <text:p text:style-name="P10"><text:span text:style-name="T3"><text:s text:c="4"/>void applyBrakes(int decrement);</text:span></text:p>
        <text:p text:style-name="P10"><text:span text:style-name="T3"/></text:p>
        <text:p text:style-name="P10"><text:span text:style-name="T3">}</text:span></text:p>
        <text:p text:style-name="P9"><text:span text:style-name="T3"/></text:p>
        <text:p text:style-name="P6"><text:span text:style-name="T3">error: a list the required methods that have not been implemented.</text:span></text:p>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1" svg:font-family="'Times New Roman'"/>
    <style:font-face style:name="sans-serif" svg:font-family="sans-serif"/>
    <style:font-face style:name="Times New Roman" svg:font-family="'Times New Roman'" style:font-family-generic="roman" style:font-pitch="variable"/>
    <style:font-face style:name="Alien League" svg:font-family="'Alien League'"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ien League"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ick </meta:initial-creator>
    <meta:creation-date>2013-03-30T10:57:18</meta:creation-date>
    <meta:document-statistic meta:table-count="0" meta:image-count="0" meta:object-count="0" meta:page-count="2" meta:paragraph-count="51" meta:word-count="267" meta:character-count="1900"/>
    <dc:date>2013-03-30T11:41:09</dc:date>
    <dc:creator>jick </dc:creator>
    <meta:editing-duration>PT00H28M37S</meta:editing-duration>
    <meta:editing-cycles>1</meta:editing-cycles>
    <meta:generator>OpenOffice.org/3.2$Linux OpenOffice.org_project/320m19$Build-9505</meta:generator>
  </office:meta>
</office:document-meta>
</file>